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2cbd" officeooo:paragraph-rsid="00012cbd"/>
    </style:style>
    <style:style style:name="P2" style:family="paragraph" style:parent-style-name="Standard">
      <style:text-properties fo:language="de" fo:country="DE" officeooo:rsid="00022798" officeooo:paragraph-rsid="00022798"/>
    </style:style>
    <style:style style:name="P3" style:family="paragraph" style:parent-style-name="Standard">
      <style:text-properties fo:language="de" fo:country="DE" officeooo:rsid="00042084" officeooo:paragraph-rsid="00042084"/>
    </style:style>
    <style:style style:name="P4" style:family="paragraph" style:parent-style-name="Standard">
      <style:text-properties fo:language="de" fo:country="DE" officeooo:rsid="0005f160" officeooo:paragraph-rsid="0005f160"/>
    </style:style>
    <style:style style:name="P5" style:family="paragraph" style:parent-style-name="Heading_20_2">
      <style:text-properties fo:language="de" fo:country="DE"/>
    </style:style>
    <style:style style:name="P6" style:family="paragraph" style:parent-style-name="Heading_20_3">
      <style:text-properties fo:language="de" fo:country="DE"/>
    </style:style>
    <style:style style:name="T1" style:family="text">
      <style:text-properties officeooo:rsid="00012cbd"/>
    </style:style>
    <style:style style:name="T2" style:family="text">
      <style:text-properties officeooo:rsid="0002279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42084"/>
    </style:style>
    <style:style style:name="T5" style:family="text">
      <style:text-properties officeooo:rsid="0005f160"/>
    </style:style>
    <style:style style:name="T6" style:family="text">
      <style:text-properties officeooo:rsid="000662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5" text:outline-level="2">Wissensfragen Thema 3</text:h>
      <text:h text:style-name="P6" text:outline-level="3">1) Was ist eine Ausnahmefallbehandlung?</text:h>
      <text:p text:style-name="P3">Damit wird vorgegeben, wie in einer ungewollten Situation weiter verfahren werden soll. Es ist somit ei<text:span text:style-name="T1">ne Möglichkeit, Fehler </text:span>(Falsche Eingaben, Speicherprobleme) <text:span text:style-name="T1">abzufangen, ohne das Programm zu beenden.</text:span></text:p>
      <text:h text:style-name="P6" text:outline-level="3">2) Warum wird die Ausnahmefallbehandlung durch das try-catch-System vereinfacht?</text:h>
      <text:p text:style-name="P1">Übersichtlicherer. <text:span text:style-name="T4">Die Behandlung der Ausnahmefälle geht an allen Zwischenprogrammen vorbei in Ausnahmekontrollfunktion</text:span></text:p>
      <text:h text:style-name="P6" text:outline-level="3">3) Welches Risiko geht man ein, wenn „zu viel“ vom try-catch benutzt wird?</text:h>
      <text:p text:style-name="P1">Fehleranfälligkeit, <text:span text:style-name="T5">Verlust der Überschaubarkeit</text:span></text:p>
      <text:h text:style-name="P6" text:outline-level="3">4) Wie sieht die try-catch-Syntax aus?</text:h>
      <text:p text:style-name="P1"><text:span text:style-name="T2">t</text:span>ry{</text:p>
      <text:p text:style-name="P1">…. <text:s/>Funktionsaufruf, innerhalb dessen throw zu-werfender-Wert/Variable/Objekt <text:span text:style-name="T5">(=Sprunganweisung)</text:span></text:p>
      <text:p text:style-name="P1">}</text:p>
      <text:p text:style-name="P1">catch(was wurde geworfen/ default ...){ Fehlerbehandlung}</text:p>
      <text:p text:style-name="P1">→ catch direkt hinter } von try. Maximal Leerzeile dazwischen</text:p>
      <text:h text:style-name="P6" text:outline-level="3">5) Sofort nach dem try{} kann std::cout&lt;&lt;“Hallo!“&lt;&lt;std::endl; stehen. Richtig/Falsch?</text:h>
      <text:p text:style-name="P2">Falsch. In dem Fall kann ein später folgendes catch nicht mehr zugeordnet werden.</text:p>
      <text:h text:style-name="P6" text:outline-level="3">6) Wozu dient <text:span text:style-name="T3">throw</text:span>?</text:h>
      <text:p text:style-name="P4">Mit throw kann ein Wert <text:span text:style-name="T6">geworfen werden, anhand dessen der Fehler bewertet und behandelt wird.</text:span></text:p>
      <text:h text:style-name="P6" text:outline-level="3">7) throw kann irgendwo verschachtelt im Programm stehen?</text:h>
      <text:p text:style-name="P2">Ja</text:p>
      <text:h text:style-name="P6" text:outline-level="3">8) Ist catch() eine Funktion?</text:h>
      <text:p text:style-name="P4">Nein. Es ist eher vergleichbar mit der switch-Kontrollstruktur</text:p>
      <text:h text:style-name="P6" text:outline-level="3">9) An cat<text:span text:style-name="T5">ch</text:span>() können nur typische Datentypen übergeben werden (int, float, double, …)?</text:h>
      <text:p text:style-name="P2">Nein, alles kann übergeben werden, auch zB Objekte</text:p>
      <text:h text:style-name="P6" text:outline-level="3">10) Kann an catch() auch der vom Benutzer des Programms eingegebene Wert übergeben werden?</text:h>
      <text:p text:style-name="P2">Ja. Er kann in einer zu werfenden Variablen abgespeichert werden.</text:p>
      <text:h text:style-name="P6" text:outline-level="3"><text:soft-page-break/>11) Welche Vorteile hat es, eine Klasse für die Ausnahmefallbehandlungen zu erstellen?</text:h>
      <text:p text:style-name="P2">Übersichtlichkeit. Der tatsächliche Code bleibt sauberer und nachvollziehbar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7T15:38:39.042000000</dc:date>
    <meta:editing-duration>PT2M1S</meta:editing-duration>
    <meta:editing-cycles>2</meta:editing-cycles>
    <meta:document-statistic meta:table-count="0" meta:image-count="0" meta:object-count="0" meta:page-count="2" meta:paragraph-count="27" meta:word-count="232" meta:character-count="1726" meta:non-whitespace-character-count="1520"/>
  </office:meta>
</office:document-meta>
</file>